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560F33C8.png" manifest:media-type="image/png"/>
  <manifest:file-entry manifest:full-path="Pictures/1000000100000080000000807DE7D706.png" manifest:media-type="image/png"/>
  <manifest:file-entry manifest:full-path="Pictures/1000000100000080000000808ACA3BDC.png" manifest:media-type="image/png"/>
  <manifest:file-entry manifest:full-path="Pictures/10000001000000800000008001F8B282.png" manifest:media-type="image/png"/>
  <manifest:file-entry manifest:full-path="Pictures/1000000100000080000000803AA645E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Inter SemiBold" svg:font-family="'Inter SemiBold'" style:font-pitch="variable"/>
    <style:font-face style:name="Inter SemiBold1" svg:font-family="'Inter SemiBold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3.279cm" fo:min-width="6.071cm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18cm" svg:stroke-color="#d9d9d9" draw:stroke-linejoin="miter" svg:stroke-linecap="butt" draw:fill="solid" draw:fill-color="#cb6f03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light1" loext:color-type="theme">
          <loext:transformation loext:type="lummod" loext:value="8500"/>
        </loext:stroke-complex-color>
      </style:graphic-properties>
    </style:style>
    <style:style style:name="gr1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 style:list-style-name="L2">
      <style:graphic-properties draw:stroke="none" svg:stroke-width="0.035cm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19cm" fo:min-width="0.0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width="0.018cm" svg:stroke-color="#d9d9d9" draw:stroke-linejoin="miter" svg:stroke-linecap="butt" draw:fill="solid" draw:fill-color="#cb6f03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light1" loext:color-type="theme">
          <loext:transformation loext:type="lummod" loext:value="8500"/>
        </loext:stroke-complex-color>
      </style:graphic-properties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3.279cm" fo:min-width="6.071cm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 loext:decorative="false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>
      <style:graphic-properties style:protect="size" loext:decorative="false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.035cm" draw:stroke-linejoin="miter" svg:stroke-linecap="butt" draw:fill="solid" draw:fill-color="#d07b05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width="0.035cm" draw:stroke-linejoin="miter" svg:stroke-linecap="butt" draw:fill="solid" draw:fill-color="#dad3d0" draw:textarea-horizontal-align="justify" draw:textarea-vertical-align="middle" draw:auto-grow-height="false" draw:fit-to-size="false" style:shrink-to-fit="false" fo:min-height="2.401cm" fo:min-width="2.25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1.102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solid" draw:fill-color="#d07b0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4" style:family="paragraph">
      <loext:graphic-properties draw:fill="solid" draw:fill-color="#d07b05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="solid" draw:fill-color="#cb6f03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dad3d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8" style:family="paragraph">
      <loext:graphic-properties draw:fill="solid" draw:fill-color="#dad3d0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SemiBold" fo:font-size="20pt" fo:letter-spacing="normal" fo:language="en" fo:country="US" fo:font-style="normal" style:text-underline-style="none" fo:font-weight="normal" fo:background-color="transparent" style:font-name-asian="Inter SemiBold1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SemiBold" fo:font-size="12pt" fo:letter-spacing="normal" fo:language="de" fo:country="DE" fo:font-style="normal" style:text-underline-style="none" fo:font-weight="normal" fo:background-color="transparent" style:font-name-asian="Inter SemiBold1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SemiBold" fo:font-size="12pt" fo:letter-spacing="normal" fo:language="en" fo:country="US" fo:font-style="normal" style:text-underline-style="none" fo:font-weight="normal" fo:background-color="transparent" style:font-name-asian="Inter SemiBold1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3b3838" loext:opacity="100%" style:text-outline="false" style:text-line-through-style="none" style:text-line-through-type="none" style:text-position="0% 100%" style:font-name="Inter SemiBold" fo:font-size="20pt" fo:letter-spacing="normal" fo:language="en" fo:country="US" fo:font-style="normal" style:text-underline-style="none" fo:font-weight="normal" fo:background-color="transparent" style:font-name-asian="Inter SemiBold1" style:font-size-asian="20pt" style:font-style-asian="normal" style:font-weight-asian="normal" style:font-size-complex="20pt" style:font-style-complex="normal" style:font-weight-complex="normal">
        <loext:char-complex-color loext:theme-type="light2" loext:color-type="theme">
          <loext:transformation loext:type="lummod" loext:value="2500"/>
        </loext:char-complex-color>
      </style:text-properties>
    </style:style>
    <style:style style:name="T5" style:family="text">
      <style:text-properties fo:font-variant="normal" fo:text-transform="none" fo:color="#3b3838" loext:opacity="100%" style:text-outline="false" style:text-line-through-style="none" style:text-line-through-type="none" style:text-position="0% 100%" style:font-name="Inter SemiBold" fo:font-size="12pt" fo:letter-spacing="normal" fo:language="de" fo:country="DE" fo:font-style="normal" style:text-underline-style="none" fo:font-weight="normal" fo:background-color="transparent" style:font-name-asian="Inter SemiBold1" style:font-size-asian="12pt" style:font-style-asian="normal" style:font-weight-asian="normal" style:font-size-complex="12pt" style:font-style-complex="normal" style:font-weight-complex="normal">
        <loext:char-complex-color loext:theme-type="light2" loext:color-type="theme">
          <loext:transformation loext:type="lummod" loext:value="2500"/>
        </loext:char-complex-color>
      </style:text-properties>
    </style:style>
    <style:style style:name="T6" style:family="text">
      <style:text-properties fo:font-variant="normal" fo:text-transform="none" fo:color="#3b3838" loext:opacity="100%" style:text-outline="false" style:text-line-through-style="none" style:text-line-through-type="none" style:text-position="0% 100%" style:font-name="Inter SemiBold" fo:font-size="12pt" fo:letter-spacing="normal" fo:language="en" fo:country="US" fo:font-style="normal" style:text-underline-style="none" fo:font-weight="normal" fo:background-color="transparent" style:font-name-asian="Inter SemiBold1" style:font-size-asian="12pt" style:font-style-asian="normal" style:font-weight-asian="normal" style:font-size-complex="12pt" style:font-style-complex="normal" style:font-weight-complex="normal">
        <loext:char-complex-color loext:theme-type="light2" loext:color-type="theme">
          <loext:transformation loext:type="lummod" loext:value="2500"/>
        </loext:char-complex-color>
      </style:text-properties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SemiBold" fo:font-size="11pt" fo:letter-spacing="normal" fo:language="de" fo:country="DE" fo:font-style="normal" style:text-underline-style="none" fo:font-weight="normal" fo:background-color="transparent" style:font-name-asian="Inter SemiBold1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3b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style-name="gr1">
          <draw:g draw:name="Gruppieren 1" draw:style-name="gr1">
            <draw:g draw:name="Gruppieren 48" draw:style-name="gr1">
              <draw:custom-shape draw:name="Rechteck: abgerundete Ecken 20" draw:style-name="gr2" draw:text-style-name="P1" draw:layer="layout" svg:width="6.951cm" svg:height="3.909cm" svg:x="0.542cm" svg:y="0.339cm">
                <text:p/>
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aximum="50000" draw:handle-range-x-minimum="0" draw:handle-position="?f2 0" draw:handle-position-x="?f2" draw:handle-position-y="0"/>
                </draw:enhanced-geometry>
              </draw:custom-shape>
              <draw:custom-shape draw:name="Textfeld 22" draw:style-name="gr3" draw:text-style-name="P3" draw:layer="layout" svg:width="6.951cm" svg:height="1.098cm" svg:x="0.542cm" svg:y="2.597cm">
                <text:p text:style-name="P2"><text:span text:style-name="T1">Generator</text:span></text:p>
  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Rechteck: abgerundete Ecken 31" draw:style-name="gr4" draw:text-style-name="P4" draw:layer="layout" svg:width="3.042cm" svg:height="2.937cm" svg:x="0.542cm" svg:y="4.901cm">
              <text:p text:style-name="P2"><text:span text:style-name="T2">House Generator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  <draw:custom-shape draw:name="Rechteck: abgerundete Ecken 32" draw:style-name="gr5" draw:text-style-name="P4" draw:layer="layout" svg:width="3.042cm" svg:height="2.937cm" svg:x="4.45cm" svg:y="4.901cm">
              <text:p text:style-name="P2"><text:span text:style-name="T2">Road Generator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  <draw:custom-shape draw:name="Rechteck: abgerundete Ecken 33" draw:style-name="gr6" draw:text-style-name="P4" draw:layer="layout" svg:width="3.042cm" svg:height="2.937cm" svg:x="0.542cm" svg:y="8.595cm">
              <text:p text:style-name="P2"><text:span text:style-name="T2">Railway Generator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  <draw:custom-shape draw:name="Rechteck: abgerundete Ecken 34" draw:style-name="gr7" draw:text-style-name="P4" draw:layer="layout" svg:width="3.042cm" svg:height="2.937cm" svg:x="4.45cm" svg:y="8.595cm">
              <text:p text:style-name="P2"><text:span text:style-name="T2">Tree Generator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  <draw:custom-shape draw:name="Rechteck: abgerundete Ecken 35" draw:style-name="gr8" draw:text-style-name="P4" draw:layer="layout" svg:width="3.042cm" svg:height="2.937cm" svg:x="0.542cm" svg:y="12.289cm">
              <text:p text:style-name="P2"><text:span text:style-name="T2">Forest Generator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  <draw:custom-shape draw:name="Rechteck: abgerundete Ecken 36" draw:style-name="gr9" draw:text-style-name="P4" draw:layer="layout" svg:width="3.042cm" svg:height="2.937cm" svg:x="4.45cm" svg:y="12.289cm">
              <text:p text:style-name="P2"><text:span text:style-name="T2">Field Generator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</draw:g>
          <draw:connector draw:name="Gerader Verbinder 9" draw:style-name="gr10" draw:text-style-name="P5" draw:layer="layout" draw:type="line" svg:x1="0cm" svg:y1="-0.635cm" svg:x2="0.055cm" svg:y2="-0.635cm" svg:d="M0-635h55" svg:viewBox="0 0 56 1">
            <text:p/>
          </draw:connector>
          <draw:frame draw:name="Grafik 73" draw:style-name="gr11" draw:text-style-name="P6" draw:layer="layout" svg:width="1.442cm" svg:height="1.442cm" svg:x="3.297cm" svg:y="0.868cm">
            <draw:image xlink:href="Pictures/1000000100000080000000803AA645E9.png" xlink:type="simple" xlink:show="embed" xlink:actuate="onLoad" draw:mime-type="image/png">
              <text:p/>
            </draw:image>
          </draw:frame>
          <draw:custom-shape draw:name="Textfeld 52" draw:style-name="gr12" draw:text-style-name="P3" draw:layer="layout" svg:width="0.525cm" svg:height="0.768cm" svg:x="6.724cm" svg:y="12.541cm">
            <text:p text:style-name="P2"><text:span text:style-name="T2">*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r Verbinder 82" draw:style-name="gr13" draw:text-style-name="P5" draw:layer="layout" draw:type="line" svg:x1="7.894cm" svg:y1="-0.549cm" svg:x2="7.947cm" svg:y2="-0.549cm" svg:d="M7894-549h53" svg:viewBox="0 0 54 1">
            <text:p/>
          </draw:connector>
          <draw:g draw:name="Gruppieren 139" draw:style-name="gr1">
            <draw:g draw:name="Gruppieren 99" draw:style-name="gr1">
              <draw:g draw:name="Gruppieren 103" draw:style-name="gr1">
                <draw:g draw:name="Gruppieren 105" draw:style-name="gr1">
                  <draw:custom-shape draw:name="Rechteck: abgerundete Ecken 112" draw:style-name="gr2" draw:text-style-name="P1" draw:layer="layout" svg:width="6.951cm" svg:height="3.909cm" svg:x="19.25cm" svg:y="0.339cm">
                    <text:p/>
    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  <draw:equation draw:name="f0" draw:formula="if(0-$0 ,0,if(50000-$0 ,$0 ,50000))"/>
                      <draw:equation draw:name="f1" draw:formula="min(logwidth,logheight)"/>
                      <draw:equation draw:name="f2" draw:formula="?f1 *?f0 /100000"/>
                      <draw:equation draw:name="f3" draw:formula="logwidth+0-?f2 "/>
                      <draw:equation draw:name="f4" draw:formula="logheight+0-?f2 "/>
                      <draw:equation draw:name="f5" draw:formula="?f2 *29289/100000"/>
                      <draw:equation draw:name="f6" draw:formula="logwidth+0-?f5 "/>
                      <draw:equation draw:name="f7" draw:formula="logheight+0-?f5 "/>
                      <draw:equation draw:name="f8" draw:formula="logwidth/2"/>
                      <draw:equation draw:name="f9" draw:formula="logheight/2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  <draw:handle draw:handle-range-x-maximum="50000" draw:handle-range-x-minimum="0" draw:handle-position="?f2 0" draw:handle-position-x="?f2" draw:handle-position-y="0"/>
                    </draw:enhanced-geometry>
                  </draw:custom-shape>
                  <draw:custom-shape draw:name="Textfeld 113" draw:style-name="gr14" draw:text-style-name="P3" draw:layer="layout" svg:width="6.951cm" svg:height="1.098cm" svg:x="19.25cm" svg:y="2.597cm">
                    <text:p text:style-name="P2"><text:span text:style-name="T1">Statistics</text:span></text:p>
      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  <draw:custom-shape draw:name="Rechteck: abgerundete Ecken 106" draw:style-name="gr15" draw:text-style-name="P4" draw:layer="layout" svg:width="3.042cm" svg:height="2.937cm" svg:x="19.25cm" svg:y="4.901cm">
                  <text:p text:style-name="P2"><text:span text:style-name="T3">Personal Statistics</text:span></text:p>
  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<draw:equation draw:name="f0" draw:formula="if(0-$0 ,0,if(50000-$0 ,$0 ,50000))"/>
                    <draw:equation draw:name="f1" draw:formula="min(logwidth,logheight)"/>
                    <draw:equation draw:name="f2" draw:formula="?f1 *?f0 /100000"/>
                    <draw:equation draw:name="f3" draw:formula="logwidth+0-?f2 "/>
                    <draw:equation draw:name="f4" draw:formula="logheight+0-?f2 "/>
                    <draw:equation draw:name="f5" draw:formula="?f2 *29289/100000"/>
                    <draw:equation draw:name="f6" draw:formula="logwidth+0-?f5 "/>
                    <draw:equation draw:name="f7" draw:formula="logheight+0-?f5 "/>
                    <draw:equation draw:name="f8" draw:formula="logwidth/2"/>
                    <draw:equation draw:name="f9" draw:formula="logheight/2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  <draw:handle draw:handle-range-x-maximum="50000" draw:handle-range-x-minimum="0" draw:handle-position="?f2 0" draw:handle-position-x="?f2" draw:handle-position-y="0"/>
                  </draw:enhanced-geometry>
                </draw:custom-shape>
                <draw:custom-shape draw:name="Rechteck: abgerundete Ecken 107" draw:style-name="gr16" draw:text-style-name="P4" draw:layer="layout" svg:width="3.042cm" svg:height="2.937cm" svg:x="23.158cm" svg:y="4.901cm">
                  <text:p text:style-name="P2"><text:span text:style-name="T3">Team Statistics</text:span></text:p>
  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<draw:equation draw:name="f0" draw:formula="if(0-$0 ,0,if(50000-$0 ,$0 ,50000))"/>
                    <draw:equation draw:name="f1" draw:formula="min(logwidth,logheight)"/>
                    <draw:equation draw:name="f2" draw:formula="?f1 *?f0 /100000"/>
                    <draw:equation draw:name="f3" draw:formula="logwidth+0-?f2 "/>
                    <draw:equation draw:name="f4" draw:formula="logheight+0-?f2 "/>
                    <draw:equation draw:name="f5" draw:formula="?f2 *29289/100000"/>
                    <draw:equation draw:name="f6" draw:formula="logwidth+0-?f5 "/>
                    <draw:equation draw:name="f7" draw:formula="logheight+0-?f5 "/>
                    <draw:equation draw:name="f8" draw:formula="logwidth/2"/>
                    <draw:equation draw:name="f9" draw:formula="logheight/2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  <draw:handle draw:handle-range-x-maximum="50000" draw:handle-range-x-minimum="0" draw:handle-position="?f2 0" draw:handle-position-x="?f2" draw:handle-position-y="0"/>
                  </draw:enhanced-geometry>
                </draw:custom-shape>
                <draw:custom-shape draw:name="Rechteck: abgerundete Ecken 108" draw:style-name="gr17" draw:text-style-name="P4" draw:layer="layout" svg:width="3.042cm" svg:height="2.937cm" svg:x="19.25cm" svg:y="8.595cm">
                  <text:p text:style-name="P2"><text:span text:style-name="T3">Universal</text:span><text:span text:style-name="T3"><text:line-break/></text:span><text:span text:style-name="T3">Statistics</text:span></text:p>
  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<draw:equation draw:name="f0" draw:formula="if(0-$0 ,0,if(50000-$0 ,$0 ,50000))"/>
                    <draw:equation draw:name="f1" draw:formula="min(logwidth,logheight)"/>
                    <draw:equation draw:name="f2" draw:formula="?f1 *?f0 /100000"/>
                    <draw:equation draw:name="f3" draw:formula="logwidth+0-?f2 "/>
                    <draw:equation draw:name="f4" draw:formula="logheight+0-?f2 "/>
                    <draw:equation draw:name="f5" draw:formula="?f2 *29289/100000"/>
                    <draw:equation draw:name="f6" draw:formula="logwidth+0-?f5 "/>
                    <draw:equation draw:name="f7" draw:formula="logheight+0-?f5 "/>
                    <draw:equation draw:name="f8" draw:formula="logwidth/2"/>
                    <draw:equation draw:name="f9" draw:formula="logheight/2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  <draw:handle draw:handle-range-x-maximum="50000" draw:handle-range-x-minimum="0" draw:handle-position="?f2 0" draw:handle-position-x="?f2" draw:handle-position-y="0"/>
                  </draw:enhanced-geometry>
                </draw:custom-shape>
                <draw:custom-shape draw:name="Rechteck: abgerundete Ecken 109" draw:style-name="gr18" draw:text-style-name="P4" draw:layer="layout" svg:width="3.042cm" svg:height="2.937cm" svg:x="23.158cm" svg:y="8.595cm">
                  <text:p text:style-name="P2"><text:span text:style-name="T3">Leader- boards</text:span></text:p>
  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<draw:equation draw:name="f0" draw:formula="if(0-$0 ,0,if(50000-$0 ,$0 ,50000))"/>
                    <draw:equation draw:name="f1" draw:formula="min(logwidth,logheight)"/>
                    <draw:equation draw:name="f2" draw:formula="?f1 *?f0 /100000"/>
                    <draw:equation draw:name="f3" draw:formula="logwidth+0-?f2 "/>
                    <draw:equation draw:name="f4" draw:formula="logheight+0-?f2 "/>
                    <draw:equation draw:name="f5" draw:formula="?f2 *29289/100000"/>
                    <draw:equation draw:name="f6" draw:formula="logwidth+0-?f5 "/>
                    <draw:equation draw:name="f7" draw:formula="logheight+0-?f5 "/>
                    <draw:equation draw:name="f8" draw:formula="logwidth/2"/>
                    <draw:equation draw:name="f9" draw:formula="logheight/2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  <draw:handle draw:handle-range-x-maximum="50000" draw:handle-range-x-minimum="0" draw:handle-position="?f2 0" draw:handle-position-x="?f2" draw:handle-position-y="0"/>
                  </draw:enhanced-geometry>
                </draw:custom-shape>
              </draw:g>
              <draw:connector draw:name="Gerader Verbinder 104" draw:style-name="gr10" draw:text-style-name="P5" draw:layer="layout" draw:type="line" svg:x1="18.707cm" svg:y1="-0.635cm" svg:x2="18.762cm" svg:y2="-0.635cm" svg:d="M18707-635h55" svg:viewBox="0 0 56 1">
                <text:p/>
              </draw:connector>
            </draw:g>
            <draw:frame draw:name="Grafik 100" draw:style-name="gr11" draw:text-style-name="P6" draw:layer="layout" svg:width="1.442cm" svg:height="1.442cm" svg:x="22.004cm" svg:y="0.868cm">
              <draw:image xlink:href="Pictures/10000001000000800000008001F8B282.png" xlink:type="simple" xlink:show="embed" xlink:actuate="onLoad" draw:mime-type="image/png">
                <text:p/>
              </draw:image>
            </draw:frame>
            <draw:custom-shape draw:name="Textfeld 101" draw:style-name="gr19" draw:text-style-name="P3" draw:layer="layout" svg:width="0.525cm" svg:height="0.76cm" svg:x="25.452cm" svg:y="8.806cm">
              <text:p text:style-name="P2"><text:span text:style-name="T2">*</text:span></text:p>
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name="Gerader Verbinder 98" draw:style-name="gr13" draw:text-style-name="P5" draw:layer="layout" draw:type="line" svg:x1="26.598cm" svg:y1="-0.549cm" svg:x2="26.651cm" svg:y2="-0.549cm" svg:d="M26598-549h53" svg:viewBox="0 0 54 1">
              <text:p/>
            </draw:connector>
          </draw:g>
          <draw:g draw:name="Gruppieren 123" draw:style-name="gr1">
            <draw:g draw:name="Gruppieren 127" draw:style-name="gr1">
              <draw:g draw:name="Gruppieren 129" draw:style-name="gr1">
                <draw:custom-shape draw:name="Rechteck: abgerundete Ecken 136" draw:style-name="gr20" draw:text-style-name="P7" draw:layer="layout" svg:width="6.951cm" svg:height="3.909cm" svg:x="9.941cm" svg:y="0.339cm">
                  <text:p/>
  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<draw:equation draw:name="f0" draw:formula="if(0-$0 ,0,if(50000-$0 ,$0 ,50000))"/>
                    <draw:equation draw:name="f1" draw:formula="min(logwidth,logheight)"/>
                    <draw:equation draw:name="f2" draw:formula="?f1 *?f0 /100000"/>
                    <draw:equation draw:name="f3" draw:formula="logwidth+0-?f2 "/>
                    <draw:equation draw:name="f4" draw:formula="logheight+0-?f2 "/>
                    <draw:equation draw:name="f5" draw:formula="?f2 *29289/100000"/>
                    <draw:equation draw:name="f6" draw:formula="logwidth+0-?f5 "/>
                    <draw:equation draw:name="f7" draw:formula="logheight+0-?f5 "/>
                    <draw:equation draw:name="f8" draw:formula="logwidth/2"/>
                    <draw:equation draw:name="f9" draw:formula="logheight/2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  <draw:handle draw:handle-range-x-maximum="50000" draw:handle-range-x-minimum="0" draw:handle-position="?f2 0" draw:handle-position-x="?f2" draw:handle-position-y="0"/>
                  </draw:enhanced-geometry>
                </draw:custom-shape>
                <draw:custom-shape draw:name="Textfeld 137" draw:style-name="gr21" draw:text-style-name="P3" draw:layer="layout" svg:width="6.951cm" svg:height="1.098cm" svg:x="9.941cm" svg:y="2.597cm">
                  <text:p text:style-name="P2"><text:span text:style-name="T4">Navigation</text:span></text:p>
    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custom-shape draw:name="Rechteck: abgerundete Ecken 130" draw:style-name="gr22" draw:text-style-name="P8" draw:layer="layout" svg:width="3.042cm" svg:height="2.937cm" svg:x="9.941cm" svg:y="4.901cm">
                <text:p text:style-name="P2"><text:span text:style-name="T5">Universal Navigator</text:span></text:p>
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aximum="50000" draw:handle-range-x-minimum="0" draw:handle-position="?f2 0" draw:handle-position-x="?f2" draw:handle-position-y="0"/>
                </draw:enhanced-geometry>
              </draw:custom-shape>
              <draw:custom-shape draw:name="Rechteck: abgerundete Ecken 131" draw:style-name="gr23" draw:text-style-name="P8" draw:layer="layout" svg:width="3.042cm" svg:height="2.937cm" svg:x="13.85cm" svg:y="4.901cm">
                <text:p text:style-name="P2"><text:span text:style-name="T5">Universal Warps</text:span></text:p>
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aximum="50000" draw:handle-range-x-minimum="0" draw:handle-position="?f2 0" draw:handle-position-x="?f2" draw:handle-position-y="0"/>
                </draw:enhanced-geometry>
              </draw:custom-shape>
              <draw:custom-shape draw:name="Rechteck: abgerundete Ecken 132" draw:style-name="gr24" draw:text-style-name="P8" draw:layer="layout" svg:width="3.042cm" svg:height="2.937cm" svg:x="9.941cm" svg:y="8.595cm">
                <text:p text:style-name="P2"><text:span text:style-name="T5">Universal</text:span><text:span text:style-name="T5"><text:line-break/></text:span><text:span text:style-name="T5">TPLL</text:span></text:p>
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aximum="50000" draw:handle-range-x-minimum="0" draw:handle-position="?f2 0" draw:handle-position-x="?f2" draw:handle-position-y="0"/>
                </draw:enhanced-geometry>
              </draw:custom-shape>
              <draw:custom-shape draw:name="Rechteck: abgerundete Ecken 133" draw:style-name="gr25" draw:text-style-name="P8" draw:layer="layout" svg:width="3.042cm" svg:height="2.937cm" svg:x="13.85cm" svg:y="8.595cm">
                <text:p text:style-name="P2"><text:span text:style-name="T6">Region Assigning</text:span></text:p>
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aximum="50000" draw:handle-range-x-minimum="0" draw:handle-position="?f2 0" draw:handle-position-x="?f2" draw:handle-position-y="0"/>
                </draw:enhanced-geometry>
              </draw:custom-shape>
            </draw:g>
            <draw:connector draw:name="Gerader Verbinder 128" draw:style-name="gr10" draw:text-style-name="P5" draw:layer="layout" draw:type="line" svg:x1="9.399cm" svg:y1="-0.635cm" svg:x2="9.454cm" svg:y2="-0.635cm" svg:d="M9399-635h55" svg:viewBox="0 0 56 1">
              <text:p/>
            </draw:connector>
          </draw:g>
          <draw:frame draw:name="Grafik 124" draw:style-name="gr11" draw:text-style-name="P6" draw:layer="layout" svg:width="1.442cm" svg:height="1.442cm" svg:x="12.696cm" svg:y="0.868cm">
            <draw:image xlink:href="Pictures/1000000100000080000000808ACA3BDC.png" xlink:type="simple" xlink:show="embed" xlink:actuate="onLoad" draw:mime-type="image/png">
              <text:p/>
            </draw:image>
          </draw:frame>
          <draw:custom-shape draw:name="Textfeld 125" draw:style-name="gr26" draw:text-style-name="P3" draw:layer="layout" svg:width="0.525cm" svg:height="0.76cm" svg:x="16.144cm" svg:y="8.806cm">
            <text:p text:style-name="P2"><text:span text:style-name="T5">*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r Verbinder 122" draw:style-name="gr13" draw:text-style-name="P5" draw:layer="layout" draw:type="line" svg:x1="17.295cm" svg:y1="-0.549cm" svg:x2="17.348cm" svg:y2="-0.549cm" svg:d="M17295-549h53" svg:viewBox="0 0 54 1">
            <text:p/>
          </draw:connector>
          <draw:custom-shape draw:name="Rechteck: abgerundete Ecken 1" draw:style-name="gr20" draw:text-style-name="P7" draw:layer="layout" svg:width="6.951cm" svg:height="3.909cm" svg:x="9.942cm" svg:y="0.34cm">
            <text:p/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Textfeld 1" draw:style-name="gr27" draw:text-style-name="P3" draw:layer="layout" svg:width="6.951cm" svg:height="1.098cm" svg:x="9.942cm" svg:y="2.598cm">
            <text:p text:style-name="P2"><text:span text:style-name="T4">Navigation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: abgerundete Ecken 4" draw:style-name="gr28" draw:text-style-name="P8" draw:layer="layout" svg:width="3.042cm" svg:height="2.937cm" svg:x="9.942cm" svg:y="4.902cm">
            <text:p text:style-name="P2"><text:span text:style-name="T5">Universal Navigator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5" draw:style-name="gr29" draw:text-style-name="P8" draw:layer="layout" svg:width="3.042cm" svg:height="2.937cm" svg:x="13.851cm" svg:y="4.902cm">
            <text:p text:style-name="P2"><text:span text:style-name="T5">Universal Warps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Rechteck: abgerundete Ecken 6" draw:style-name="gr30" draw:text-style-name="P8" draw:layer="layout" svg:width="3.042cm" svg:height="2.937cm" svg:x="9.942cm" svg:y="8.596cm">
            <text:p text:style-name="P2"><text:span text:style-name="T5">Universal</text:span><text:span text:style-name="T5"><text:line-break/></text:span><text:span text:style-name="T5">TPLL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onnector draw:name="Gerader Verbinder 1" draw:style-name="gr10" draw:text-style-name="P5" draw:layer="layout" draw:type="line" svg:x1="9.403cm" svg:y1="-0.634cm" svg:x2="9.458cm" svg:y2="-0.634cm" svg:d="M9403-634h55" svg:viewBox="0 0 56 1">
            <text:p/>
          </draw:connector>
          <draw:frame draw:name="Grafik 1" draw:style-name="gr11" draw:text-style-name="P6" draw:layer="layout" svg:width="1.442cm" svg:height="1.442cm" svg:x="12.697cm" svg:y="0.869cm">
            <draw:image xlink:href="Pictures/1000000100000080000000808ACA3BDC.png" xlink:type="simple" xlink:show="embed" xlink:actuate="onLoad" draw:mime-type="image/png">
              <text:p/>
            </draw:image>
          </draw:frame>
          <draw:custom-shape draw:name="Textfeld 2" draw:style-name="gr31" draw:text-style-name="P3" draw:layer="layout" svg:width="0.525cm" svg:height="0.76cm" svg:x="16.145cm" svg:y="8.807cm">
            <text:p text:style-name="P2"><text:span text:style-name="T5">*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" draw:style-name="gr32" draw:text-style-name="P3" draw:layer="layout" svg:width="0.525cm" svg:height="0.76cm" svg:x="16.146cm" svg:y="8.807cm">
            <text:p text:style-name="P2"><text:span text:style-name="T5">*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" draw:style-name="gr33" draw:text-style-name="P3" draw:layer="layout" svg:width="0.525cm" svg:height="0.76cm" svg:x="2.847cm" svg:y="8.806cm">
            <text:p text:style-name="P2"><text:span text:style-name="T2">*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: abgerundete Ecken 7" draw:style-name="gr34" draw:text-style-name="P8" draw:layer="layout" svg:width="3.042cm" svg:height="2.937cm" svg:x="9.943cm" svg:y="12.297cm">
            <text:p text:style-name="P2"><text:span text:style-name="T5">BlueMap</text:span><text:span text:style-name="T5"><text:line-break/></text:span><text:span text:style-name="T5">Markers</text:span></text:p>
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name="Textfeld 5" draw:style-name="gr35" draw:text-style-name="P3" draw:layer="layout" svg:width="0.525cm" svg:height="0.76cm" svg:x="12.248cm" svg:y="12.607cm">
            <text:p text:style-name="P2"><text:span text:style-name="T5">*</text:span></text:p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 draw:style-name="gr1">
          <draw:g draw:name="Gruppieren 83" draw:style-name="gr1">
            <draw:g draw:name="Gruppieren 74" draw:style-name="gr1">
              <draw:g draw:name="Gruppieren 13" draw:style-name="gr1">
                <draw:g draw:name="Gruppieren 1" draw:style-name="gr1">
                  <draw:g draw:name="Gruppieren 48" draw:style-name="gr1">
                    <draw:custom-shape draw:name="Rechteck: abgerundete Ecken 20" draw:style-name="gr2" draw:text-style-name="P1" draw:layer="layout" svg:width="6.951cm" svg:height="3.909cm" svg:x="9.788cm" svg:y="0.352cm">
                      <text:p/>
      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    <draw:equation draw:name="f0" draw:formula="if(0-$0 ,0,if(50000-$0 ,$0 ,50000))"/>
                        <draw:equation draw:name="f1" draw:formula="min(logwidth,logheight)"/>
                        <draw:equation draw:name="f2" draw:formula="?f1 *?f0 /100000"/>
                        <draw:equation draw:name="f3" draw:formula="logwidth+0-?f2 "/>
                        <draw:equation draw:name="f4" draw:formula="logheight+0-?f2 "/>
                        <draw:equation draw:name="f5" draw:formula="?f2 *29289/100000"/>
                        <draw:equation draw:name="f6" draw:formula="logwidth+0-?f5 "/>
                        <draw:equation draw:name="f7" draw:formula="logheight+0-?f5 "/>
                        <draw:equation draw:name="f8" draw:formula="logwidth/2"/>
                        <draw:equation draw:name="f9" draw:formula="logheight/2"/>
                        <draw:equation draw:name="f10" draw:formula="logheight"/>
                        <draw:equation draw:name="f11" draw:formula="logwidth"/>
                        <draw:equation draw:name="f12" draw:formula="(10800000)/60000.0"/>
                        <draw:equation draw:name="f13" draw:formula="(5400000)/60000.0"/>
                        <draw:equation draw:name="f14" draw:formula="(16200000)/60000.0"/>
                        <draw:equation draw:name="f15" draw:formula="(5400000)/60000.0"/>
                        <draw:equation draw:name="f16" draw:formula="(0)/60000.0"/>
                        <draw:equation draw:name="f17" draw:formula="(5400000)/60000.0"/>
                        <draw:equation draw:name="f18" draw:formula="(5400000)/60000.0"/>
                        <draw:equation draw:name="f19" draw:formula="(5400000)/60000.0"/>
                        <draw:handle draw:handle-range-x-maximum="50000" draw:handle-range-x-minimum="0" draw:handle-position="?f2 0" draw:handle-position-x="?f2" draw:handle-position-y="0"/>
                      </draw:enhanced-geometry>
                    </draw:custom-shape>
                    <draw:custom-shape draw:name="Textfeld 22" draw:style-name="gr37" draw:text-style-name="P3" draw:layer="layout" svg:width="6.951cm" svg:height="1.098cm" svg:x="9.788cm" svg:y="2.611cm">
                      <text:p text:style-name="P2"><text:span text:style-name="T1">Tutorials</text:span></text:p>
        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        <draw:equation draw:name="f0" draw:formula="logwidth/2"/>
                        <draw:equation draw:name="f1" draw:formula="logheight/2"/>
                        <draw:equation draw:name="f2" draw:formula="logheight"/>
                        <draw:equation draw:name="f3" draw:formula="logwidth"/>
                      </draw:enhanced-geometry>
                    </draw:custom-shape>
                  </draw:g>
                  <draw:custom-shape draw:name="Rechteck: abgerundete Ecken 31" draw:style-name="gr38" draw:text-style-name="P4" draw:layer="layout" svg:width="3.042cm" svg:height="2.937cm" svg:x="9.788cm" svg:y="4.915cm">
                    <text:p text:style-name="P2"><text:span text:style-name="T2">Tutorial Creator</text:span></text:p>
    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  <draw:equation draw:name="f0" draw:formula="if(0-$0 ,0,if(50000-$0 ,$0 ,50000))"/>
                      <draw:equation draw:name="f1" draw:formula="min(logwidth,logheight)"/>
                      <draw:equation draw:name="f2" draw:formula="?f1 *?f0 /100000"/>
                      <draw:equation draw:name="f3" draw:formula="logwidth+0-?f2 "/>
                      <draw:equation draw:name="f4" draw:formula="logheight+0-?f2 "/>
                      <draw:equation draw:name="f5" draw:formula="?f2 *29289/100000"/>
                      <draw:equation draw:name="f6" draw:formula="logwidth+0-?f5 "/>
                      <draw:equation draw:name="f7" draw:formula="logheight+0-?f5 "/>
                      <draw:equation draw:name="f8" draw:formula="logwidth/2"/>
                      <draw:equation draw:name="f9" draw:formula="logheight/2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  <draw:handle draw:handle-range-x-maximum="50000" draw:handle-range-x-minimum="0" draw:handle-position="?f2 0" draw:handle-position-x="?f2" draw:handle-position-y="0"/>
                    </draw:enhanced-geometry>
                  </draw:custom-shape>
                  <draw:custom-shape draw:name="Rechteck: abgerundete Ecken 32" draw:style-name="gr39" draw:text-style-name="P4" draw:layer="layout" svg:width="3.042cm" svg:height="2.937cm" svg:x="13.696cm" svg:y="4.915cm">
                    <text:p text:style-name="P2"><text:span text:style-name="T2">Tutorial Library</text:span></text:p>
    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  <draw:equation draw:name="f0" draw:formula="if(0-$0 ,0,if(50000-$0 ,$0 ,50000))"/>
                      <draw:equation draw:name="f1" draw:formula="min(logwidth,logheight)"/>
                      <draw:equation draw:name="f2" draw:formula="?f1 *?f0 /100000"/>
                      <draw:equation draw:name="f3" draw:formula="logwidth+0-?f2 "/>
                      <draw:equation draw:name="f4" draw:formula="logheight+0-?f2 "/>
                      <draw:equation draw:name="f5" draw:formula="?f2 *29289/100000"/>
                      <draw:equation draw:name="f6" draw:formula="logwidth+0-?f5 "/>
                      <draw:equation draw:name="f7" draw:formula="logheight+0-?f5 "/>
                      <draw:equation draw:name="f8" draw:formula="logwidth/2"/>
                      <draw:equation draw:name="f9" draw:formula="logheight/2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  <draw:handle draw:handle-range-x-maximum="50000" draw:handle-range-x-minimum="0" draw:handle-position="?f2 0" draw:handle-position-x="?f2" draw:handle-position-y="0"/>
                    </draw:enhanced-geometry>
                  </draw:custom-shape>
                  <draw:custom-shape draw:name="Rechteck: abgerundete Ecken 33" draw:style-name="gr40" draw:text-style-name="P4" draw:layer="layout" svg:width="3.042cm" svg:height="2.937cm" svg:x="9.788cm" svg:y="8.609cm">
                    <text:p text:style-name="P2"><text:span text:style-name="T7">Interactive</text:span></text:p>
                    <text:p text:style-name="P2"><text:span text:style-name="T2">GUIs</text:span></text:p>
    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  <draw:equation draw:name="f0" draw:formula="if(0-$0 ,0,if(50000-$0 ,$0 ,50000))"/>
                      <draw:equation draw:name="f1" draw:formula="min(logwidth,logheight)"/>
                      <draw:equation draw:name="f2" draw:formula="?f1 *?f0 /100000"/>
                      <draw:equation draw:name="f3" draw:formula="logwidth+0-?f2 "/>
                      <draw:equation draw:name="f4" draw:formula="logheight+0-?f2 "/>
                      <draw:equation draw:name="f5" draw:formula="?f2 *29289/100000"/>
                      <draw:equation draw:name="f6" draw:formula="logwidth+0-?f5 "/>
                      <draw:equation draw:name="f7" draw:formula="logheight+0-?f5 "/>
                      <draw:equation draw:name="f8" draw:formula="logwidth/2"/>
                      <draw:equation draw:name="f9" draw:formula="logheight/2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  <draw:handle draw:handle-range-x-maximum="50000" draw:handle-range-x-minimum="0" draw:handle-position="?f2 0" draw:handle-position-x="?f2" draw:handle-position-y="0"/>
                    </draw:enhanced-geometry>
                  </draw:custom-shape>
                  <draw:custom-shape draw:name="Rechteck: abgerundete Ecken 34" draw:style-name="gr41" draw:text-style-name="P4" draw:layer="layout" svg:width="3.042cm" svg:height="2.937cm" svg:x="13.696cm" svg:y="8.609cm">
                    <text:p text:style-name="P2"><text:span text:style-name="T2">TPLL Support</text:span></text:p>
    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  <draw:equation draw:name="f0" draw:formula="if(0-$0 ,0,if(50000-$0 ,$0 ,50000))"/>
                      <draw:equation draw:name="f1" draw:formula="min(logwidth,logheight)"/>
                      <draw:equation draw:name="f2" draw:formula="?f1 *?f0 /100000"/>
                      <draw:equation draw:name="f3" draw:formula="logwidth+0-?f2 "/>
                      <draw:equation draw:name="f4" draw:formula="logheight+0-?f2 "/>
                      <draw:equation draw:name="f5" draw:formula="?f2 *29289/100000"/>
                      <draw:equation draw:name="f6" draw:formula="logwidth+0-?f5 "/>
                      <draw:equation draw:name="f7" draw:formula="logheight+0-?f5 "/>
                      <draw:equation draw:name="f8" draw:formula="logwidth/2"/>
                      <draw:equation draw:name="f9" draw:formula="logheight/2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  <draw:handle draw:handle-range-x-maximum="50000" draw:handle-range-x-minimum="0" draw:handle-position="?f2 0" draw:handle-position-x="?f2" draw:handle-position-y="0"/>
                    </draw:enhanced-geometry>
                  </draw:custom-shape>
                  <draw:custom-shape draw:name="Rechteck: abgerundete Ecken 35" draw:style-name="gr42" draw:text-style-name="P4" draw:layer="layout" svg:width="3.042cm" svg:height="2.937cm" svg:x="9.788cm" svg:y="12.303cm">
                    <text:p text:style-name="P2"><text:span text:style-name="T2">WorldEdit Support</text:span></text:p>
    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  <draw:equation draw:name="f0" draw:formula="if(0-$0 ,0,if(50000-$0 ,$0 ,50000))"/>
                      <draw:equation draw:name="f1" draw:formula="min(logwidth,logheight)"/>
                      <draw:equation draw:name="f2" draw:formula="?f1 *?f0 /100000"/>
                      <draw:equation draw:name="f3" draw:formula="logwidth+0-?f2 "/>
                      <draw:equation draw:name="f4" draw:formula="logheight+0-?f2 "/>
                      <draw:equation draw:name="f5" draw:formula="?f2 *29289/100000"/>
                      <draw:equation draw:name="f6" draw:formula="logwidth+0-?f5 "/>
                      <draw:equation draw:name="f7" draw:formula="logheight+0-?f5 "/>
                      <draw:equation draw:name="f8" draw:formula="logwidth/2"/>
                      <draw:equation draw:name="f9" draw:formula="logheight/2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  <draw:handle draw:handle-range-x-maximum="50000" draw:handle-range-x-minimum="0" draw:handle-position="?f2 0" draw:handle-position-x="?f2" draw:handle-position-y="0"/>
                    </draw:enhanced-geometry>
                  </draw:custom-shape>
                  <draw:custom-shape draw:name="Rechteck: abgerundete Ecken 36" draw:style-name="gr43" draw:text-style-name="P4" draw:layer="layout" svg:width="3.042cm" svg:height="2.937cm" svg:x="13.696cm" svg:y="12.303cm">
                    <text:p text:style-name="P2"><text:span text:style-name="T2">Terraform Support</text:span></text:p>
    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  <draw:equation draw:name="f0" draw:formula="if(0-$0 ,0,if(50000-$0 ,$0 ,50000))"/>
                      <draw:equation draw:name="f1" draw:formula="min(logwidth,logheight)"/>
                      <draw:equation draw:name="f2" draw:formula="?f1 *?f0 /100000"/>
                      <draw:equation draw:name="f3" draw:formula="logwidth+0-?f2 "/>
                      <draw:equation draw:name="f4" draw:formula="logheight+0-?f2 "/>
                      <draw:equation draw:name="f5" draw:formula="?f2 *29289/100000"/>
                      <draw:equation draw:name="f6" draw:formula="logwidth+0-?f5 "/>
                      <draw:equation draw:name="f7" draw:formula="logheight+0-?f5 "/>
                      <draw:equation draw:name="f8" draw:formula="logwidth/2"/>
                      <draw:equation draw:name="f9" draw:formula="logheight/2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  <draw:handle draw:handle-range-x-maximum="50000" draw:handle-range-x-minimum="0" draw:handle-position="?f2 0" draw:handle-position-x="?f2" draw:handle-position-y="0"/>
                    </draw:enhanced-geometry>
                  </draw:custom-shape>
                </draw:g>
                <draw:connector draw:name="Gerader Verbinder 9" draw:style-name="gr10" draw:text-style-name="P5" draw:layer="layout" draw:type="line" svg:x1="9.245cm" svg:y1="-0.621cm" svg:x2="9.3cm" svg:y2="-0.621cm" svg:d="M9245-621h55" svg:viewBox="0 0 56 1">
                  <text:p/>
                </draw:connector>
              </draw:g>
              <draw:frame draw:name="Grafik 73" draw:style-name="gr11" draw:text-style-name="P6" draw:layer="layout" svg:width="1.442cm" svg:height="1.442cm" svg:x="12.542cm" svg:y="0.882cm">
                <draw:image xlink:href="Pictures/1000000100000080000000807DE7D706.png" xlink:type="simple" xlink:show="embed" xlink:actuate="onLoad" draw:mime-type="image/png">
                  <text:p/>
                </draw:image>
              </draw:frame>
            </draw:g>
            <draw:connector draw:name="Gerader Verbinder 82" draw:style-name="gr13" draw:text-style-name="P5" draw:layer="layout" draw:type="line" svg:x1="17.136cm" svg:y1="-0.535cm" svg:x2="17.189cm" svg:y2="-0.535cm" svg:d="M17136-535h53" svg:viewBox="0 0 54 1">
              <text:p/>
            </draw:connector>
          </draw:g>
          <draw:g draw:name="Gruppieren 4" draw:style-name="gr1">
            <draw:g draw:name="Gruppieren 138" draw:style-name="gr1">
              <draw:g draw:name="Gruppieren 121" draw:style-name="gr1">
                <draw:g draw:name="Gruppieren 123" draw:style-name="gr1">
                  <draw:g draw:name="Gruppieren 127" draw:style-name="gr1">
                    <draw:g draw:name="Gruppieren 129" draw:style-name="gr1">
                      <draw:custom-shape draw:name="Rechteck: abgerundete Ecken 136" draw:style-name="gr20" draw:text-style-name="P7" draw:layer="layout" svg:width="6.951cm" svg:height="3.909cm" svg:x="0.636cm" svg:y="0.347cm">
                        <text:p/>
        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      <draw:equation draw:name="f0" draw:formula="if(0-$0 ,0,if(50000-$0 ,$0 ,50000))"/>
                          <draw:equation draw:name="f1" draw:formula="min(logwidth,logheight)"/>
                          <draw:equation draw:name="f2" draw:formula="?f1 *?f0 /100000"/>
                          <draw:equation draw:name="f3" draw:formula="logwidth+0-?f2 "/>
                          <draw:equation draw:name="f4" draw:formula="logheight+0-?f2 "/>
                          <draw:equation draw:name="f5" draw:formula="?f2 *29289/100000"/>
                          <draw:equation draw:name="f6" draw:formula="logwidth+0-?f5 "/>
                          <draw:equation draw:name="f7" draw:formula="logheight+0-?f5 "/>
                          <draw:equation draw:name="f8" draw:formula="logwidth/2"/>
                          <draw:equation draw:name="f9" draw:formula="logheight/2"/>
                          <draw:equation draw:name="f10" draw:formula="logheight"/>
                          <draw:equation draw:name="f11" draw:formula="logwidth"/>
                          <draw:equation draw:name="f12" draw:formula="(10800000)/60000.0"/>
                          <draw:equation draw:name="f13" draw:formula="(5400000)/60000.0"/>
                          <draw:equation draw:name="f14" draw:formula="(16200000)/60000.0"/>
                          <draw:equation draw:name="f15" draw:formula="(5400000)/60000.0"/>
                          <draw:equation draw:name="f16" draw:formula="(0)/60000.0"/>
                          <draw:equation draw:name="f17" draw:formula="(5400000)/60000.0"/>
                          <draw:equation draw:name="f18" draw:formula="(5400000)/60000.0"/>
                          <draw:equation draw:name="f19" draw:formula="(5400000)/60000.0"/>
                          <draw:handle draw:handle-range-x-maximum="50000" draw:handle-range-x-minimum="0" draw:handle-position="?f2 0" draw:handle-position-x="?f2" draw:handle-position-y="0"/>
                        </draw:enhanced-geometry>
                      </draw:custom-shape>
                      <draw:custom-shape draw:name="Textfeld 137" draw:style-name="gr44" draw:text-style-name="P3" draw:layer="layout" svg:width="6.951cm" svg:height="1.098cm" svg:x="0.636cm" svg:y="2.605cm">
                        <text:p text:style-name="P2"><text:span text:style-name="T4">Plot System</text:span></text:p>
            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            <draw:equation draw:name="f0" draw:formula="logwidth/2"/>
                          <draw:equation draw:name="f1" draw:formula="logheight/2"/>
                          <draw:equation draw:name="f2" draw:formula="logheight"/>
                          <draw:equation draw:name="f3" draw:formula="logwidth"/>
                        </draw:enhanced-geometry>
                      </draw:custom-shape>
                    </draw:g>
                    <draw:custom-shape draw:name="Rechteck: abgerundete Ecken 130" draw:style-name="gr45" draw:text-style-name="P8" draw:layer="layout" svg:width="3.042cm" svg:height="2.937cm" svg:x="0.636cm" svg:y="4.909cm">
                      <text:p text:style-name="P2"><text:span text:style-name="T5">Global Plot System</text:span></text:p>
      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    <draw:equation draw:name="f0" draw:formula="if(0-$0 ,0,if(50000-$0 ,$0 ,50000))"/>
                        <draw:equation draw:name="f1" draw:formula="min(logwidth,logheight)"/>
                        <draw:equation draw:name="f2" draw:formula="?f1 *?f0 /100000"/>
                        <draw:equation draw:name="f3" draw:formula="logwidth+0-?f2 "/>
                        <draw:equation draw:name="f4" draw:formula="logheight+0-?f2 "/>
                        <draw:equation draw:name="f5" draw:formula="?f2 *29289/100000"/>
                        <draw:equation draw:name="f6" draw:formula="logwidth+0-?f5 "/>
                        <draw:equation draw:name="f7" draw:formula="logheight+0-?f5 "/>
                        <draw:equation draw:name="f8" draw:formula="logwidth/2"/>
                        <draw:equation draw:name="f9" draw:formula="logheight/2"/>
                        <draw:equation draw:name="f10" draw:formula="logheight"/>
                        <draw:equation draw:name="f11" draw:formula="logwidth"/>
                        <draw:equation draw:name="f12" draw:formula="(10800000)/60000.0"/>
                        <draw:equation draw:name="f13" draw:formula="(5400000)/60000.0"/>
                        <draw:equation draw:name="f14" draw:formula="(16200000)/60000.0"/>
                        <draw:equation draw:name="f15" draw:formula="(5400000)/60000.0"/>
                        <draw:equation draw:name="f16" draw:formula="(0)/60000.0"/>
                        <draw:equation draw:name="f17" draw:formula="(5400000)/60000.0"/>
                        <draw:equation draw:name="f18" draw:formula="(5400000)/60000.0"/>
                        <draw:equation draw:name="f19" draw:formula="(5400000)/60000.0"/>
                        <draw:handle draw:handle-range-x-maximum="50000" draw:handle-range-x-minimum="0" draw:handle-position="?f2 0" draw:handle-position-x="?f2" draw:handle-position-y="0"/>
                      </draw:enhanced-geometry>
                    </draw:custom-shape>
                    <draw:custom-shape draw:name="Rechteck: abgerundete Ecken 131" draw:style-name="gr46" draw:text-style-name="P8" draw:layer="layout" svg:width="3.042cm" svg:height="2.937cm" svg:x="4.544cm" svg:y="4.909cm">
                      <text:p text:style-name="P2"><text:span text:style-name="T5">Plot Modes</text:span></text:p>
      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    <draw:equation draw:name="f0" draw:formula="if(0-$0 ,0,if(50000-$0 ,$0 ,50000))"/>
                        <draw:equation draw:name="f1" draw:formula="min(logwidth,logheight)"/>
                        <draw:equation draw:name="f2" draw:formula="?f1 *?f0 /100000"/>
                        <draw:equation draw:name="f3" draw:formula="logwidth+0-?f2 "/>
                        <draw:equation draw:name="f4" draw:formula="logheight+0-?f2 "/>
                        <draw:equation draw:name="f5" draw:formula="?f2 *29289/100000"/>
                        <draw:equation draw:name="f6" draw:formula="logwidth+0-?f5 "/>
                        <draw:equation draw:name="f7" draw:formula="logheight+0-?f5 "/>
                        <draw:equation draw:name="f8" draw:formula="logwidth/2"/>
                        <draw:equation draw:name="f9" draw:formula="logheight/2"/>
                        <draw:equation draw:name="f10" draw:formula="logheight"/>
                        <draw:equation draw:name="f11" draw:formula="logwidth"/>
                        <draw:equation draw:name="f12" draw:formula="(10800000)/60000.0"/>
                        <draw:equation draw:name="f13" draw:formula="(5400000)/60000.0"/>
                        <draw:equation draw:name="f14" draw:formula="(16200000)/60000.0"/>
                        <draw:equation draw:name="f15" draw:formula="(5400000)/60000.0"/>
                        <draw:equation draw:name="f16" draw:formula="(0)/60000.0"/>
                        <draw:equation draw:name="f17" draw:formula="(5400000)/60000.0"/>
                        <draw:equation draw:name="f18" draw:formula="(5400000)/60000.0"/>
                        <draw:equation draw:name="f19" draw:formula="(5400000)/60000.0"/>
                        <draw:handle draw:handle-range-x-maximum="50000" draw:handle-range-x-minimum="0" draw:handle-position="?f2 0" draw:handle-position-x="?f2" draw:handle-position-y="0"/>
                      </draw:enhanced-geometry>
                    </draw:custom-shape>
                    <draw:custom-shape draw:name="Rechteck: abgerundete Ecken 132" draw:style-name="gr47" draw:text-style-name="P8" draw:layer="layout" svg:width="3.042cm" svg:height="2.937cm" svg:x="0.636cm" svg:y="8.603cm">
                      <text:p text:style-name="P2"><text:span text:style-name="T5">Universal</text:span><text:span text:style-name="T5"><text:line-break/></text:span><text:span text:style-name="T5">Building</text:span></text:p>
      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    <draw:equation draw:name="f0" draw:formula="if(0-$0 ,0,if(50000-$0 ,$0 ,50000))"/>
                        <draw:equation draw:name="f1" draw:formula="min(logwidth,logheight)"/>
                        <draw:equation draw:name="f2" draw:formula="?f1 *?f0 /100000"/>
                        <draw:equation draw:name="f3" draw:formula="logwidth+0-?f2 "/>
                        <draw:equation draw:name="f4" draw:formula="logheight+0-?f2 "/>
                        <draw:equation draw:name="f5" draw:formula="?f2 *29289/100000"/>
                        <draw:equation draw:name="f6" draw:formula="logwidth+0-?f5 "/>
                        <draw:equation draw:name="f7" draw:formula="logheight+0-?f5 "/>
                        <draw:equation draw:name="f8" draw:formula="logwidth/2"/>
                        <draw:equation draw:name="f9" draw:formula="logheight/2"/>
                        <draw:equation draw:name="f10" draw:formula="logheight"/>
                        <draw:equation draw:name="f11" draw:formula="logwidth"/>
                        <draw:equation draw:name="f12" draw:formula="(10800000)/60000.0"/>
                        <draw:equation draw:name="f13" draw:formula="(5400000)/60000.0"/>
                        <draw:equation draw:name="f14" draw:formula="(16200000)/60000.0"/>
                        <draw:equation draw:name="f15" draw:formula="(5400000)/60000.0"/>
                        <draw:equation draw:name="f16" draw:formula="(0)/60000.0"/>
                        <draw:equation draw:name="f17" draw:formula="(5400000)/60000.0"/>
                        <draw:equation draw:name="f18" draw:formula="(5400000)/60000.0"/>
                        <draw:equation draw:name="f19" draw:formula="(5400000)/60000.0"/>
                        <draw:handle draw:handle-range-x-maximum="50000" draw:handle-range-x-minimum="0" draw:handle-position="?f2 0" draw:handle-position-x="?f2" draw:handle-position-y="0"/>
                      </draw:enhanced-geometry>
                    </draw:custom-shape>
                    <draw:custom-shape draw:name="Rechteck: abgerundete Ecken 133" draw:style-name="gr48" draw:text-style-name="P8" draw:layer="layout" svg:width="3.042cm" svg:height="2.937cm" svg:x="4.544cm" svg:y="8.603cm">
                      <text:p text:style-name="P2"><text:span text:style-name="T6">Group System</text:span></text:p>
        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    <draw:equation draw:name="f0" draw:formula="if(0-$0 ,0,if(50000-$0 ,$0 ,50000))"/>
                        <draw:equation draw:name="f1" draw:formula="min(logwidth,logheight)"/>
                        <draw:equation draw:name="f2" draw:formula="?f1 *?f0 /100000"/>
                        <draw:equation draw:name="f3" draw:formula="logwidth+0-?f2 "/>
                        <draw:equation draw:name="f4" draw:formula="logheight+0-?f2 "/>
                        <draw:equation draw:name="f5" draw:formula="?f2 *29289/100000"/>
                        <draw:equation draw:name="f6" draw:formula="logwidth+0-?f5 "/>
                        <draw:equation draw:name="f7" draw:formula="logheight+0-?f5 "/>
                        <draw:equation draw:name="f8" draw:formula="logwidth/2"/>
                        <draw:equation draw:name="f9" draw:formula="logheight/2"/>
                        <draw:equation draw:name="f10" draw:formula="logheight"/>
                        <draw:equation draw:name="f11" draw:formula="logwidth"/>
                        <draw:equation draw:name="f12" draw:formula="(10800000)/60000.0"/>
                        <draw:equation draw:name="f13" draw:formula="(5400000)/60000.0"/>
                        <draw:equation draw:name="f14" draw:formula="(16200000)/60000.0"/>
                        <draw:equation draw:name="f15" draw:formula="(5400000)/60000.0"/>
                        <draw:equation draw:name="f16" draw:formula="(0)/60000.0"/>
                        <draw:equation draw:name="f17" draw:formula="(5400000)/60000.0"/>
                        <draw:equation draw:name="f18" draw:formula="(5400000)/60000.0"/>
                        <draw:equation draw:name="f19" draw:formula="(5400000)/60000.0"/>
                        <draw:handle draw:handle-range-x-maximum="50000" draw:handle-range-x-minimum="0" draw:handle-position="?f2 0" draw:handle-position-x="?f2" draw:handle-position-y="0"/>
                      </draw:enhanced-geometry>
                    </draw:custom-shape>
                  </draw:g>
                  <draw:connector draw:name="Gerader Verbinder 128" draw:style-name="gr10" draw:text-style-name="P5" draw:layer="layout" draw:type="line" svg:x1="0.093cm" svg:y1="-0.627cm" svg:x2="0.148cm" svg:y2="-0.627cm" svg:d="M93-627h55" svg:viewBox="0 0 56 1">
                    <text:p/>
                  </draw:connector>
                </draw:g>
                <draw:frame draw:name="Grafik 124" draw:style-name="gr11" draw:text-style-name="P6" draw:layer="layout" svg:width="1.442cm" svg:height="1.442cm" svg:x="3.39cm" svg:y="0.876cm">
                  <draw:image xlink:href="Pictures/100000010000008000000080560F33C8.png" xlink:type="simple" xlink:show="embed" xlink:actuate="onLoad" draw:mime-type="image/png">
                    <text:p/>
                  </draw:image>
                </draw:frame>
              </draw:g>
              <draw:connector draw:name="Gerader Verbinder 122" draw:style-name="gr10" draw:text-style-name="P5" draw:layer="layout" draw:type="line" svg:x1="7.984cm" svg:y1="-0.541cm" svg:x2="8.037cm" svg:y2="-0.541cm" svg:d="M7984-541h53" svg:viewBox="0 0 54 1">
                <text:p/>
              </draw:connector>
            </draw:g>
            <draw:custom-shape draw:name="Rechteck: abgerundete Ecken 2" draw:style-name="gr49" draw:text-style-name="P8" draw:layer="layout" svg:width="3.042cm" svg:height="2.937cm" svg:x="0.636cm" svg:y="12.297cm">
              <text:p text:style-name="P2"><text:span text:style-name="T5">Multi Language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  <draw:custom-shape draw:name="Rechteck: abgerundete Ecken 3" draw:style-name="gr50" draw:text-style-name="P8" draw:layer="layout" svg:width="3.042cm" svg:height="2.937cm" svg:x="4.544cm" svg:y="12.297cm">
              <text:p text:style-name="P2"><text:span text:style-name="T6">Auto</text:span><text:span text:style-name="T6"><text:line-break/></text:span><text:span text:style-name="T6">Sync</text:span></text:p>
              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range-x-minimum="0" draw:handle-position="?f2 0" draw:handle-position-x="?f2" draw:handle-position-y="0"/>
              </draw:enhanced-geometry>
            </draw:custom-shape>
          </draw:g>
          <draw:frame draw:style-name="gr51" draw:text-style-name="P10" draw:layer="layout" svg:width="0.635cm" svg:height="1.352cm" svg:x="6.061cm" svg:y="0.599cm">
            <draw:text-box>
              <text:p><text:span text:style-name="T8">*</text:span></text:p>
            </draw:text-box>
          </draw:frame>
          <draw:frame draw:style-name="gr51" draw:text-style-name="P10" draw:layer="layout" svg:width="0.635cm" svg:height="1.352cm" svg:x="15.259cm" svg:y="0.599cm">
            <draw:text-box>
              <text:p><text:span text:style-name="T8">*</text:span></text:p>
            </draw:text-box>
          </draw:frame>
        </draw:g>
        <presentation:notes draw:style-name="dp2">
          <draw:page-thumbnail draw:style-name="gr36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family-generic="system" style:font-pitch="variable"/>
    <style:font-face style:name="Inter SemiBold" svg:font-family="'Inter SemiBold'" style:font-pitch="variable"/>
    <style:font-face style:name="Inter SemiBold1" svg:font-family="'Inter SemiBold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2T20:06:23.420939706</meta:creation-date>
    <dc:date>2026-02-02T20:12:37.434409410</dc:date>
    <meta:editing-duration>PT1M57S</meta:editing-duration>
    <meta:editing-cycles>1</meta:editing-cycles>
    <meta:generator>LibreOffice/25.8.4.2$Linux_X86_64 LibreOffice_project/290daaa01b999472f0c7a3890eb6a550fd74c6df</meta:generator>
    <meta:document-statistic meta:object-count="115"/>
  </office:meta>
</office:document-meta>
</file>